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list-style-name="">
      <style:paragraph-properties fo:margin-left="0cm" fo:margin-right="0cm" fo:text-align="justify" style:justify-single-word="false" fo:text-indent="1.199cm" style:auto-text-indent="false"/>
    </style:style>
    <style:style style:name="P3" style:family="paragraph" style:parent-style-name="Standard" style:list-style-name="">
      <style:paragraph-properties fo:margin-left="0cm" fo:margin-right="0cm" fo:text-align="justify" style:justify-single-word="false" fo:text-indent="1.199cm" style:auto-text-indent="false"/>
      <style:text-properties style:font-name="Times New Roman CYR" fo:font-size="14pt" style:font-name-asian="Times New Roman CYR" style:font-size-asian="14pt" style:font-name-complex="Times New Roman CYR" style:font-size-complex="14pt"/>
    </style:style>
    <style:style style:name="P4"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en" fo:country="US" style:font-name-asian="Times New Roman CYR" style:font-size-asian="14pt" style:font-name-complex="Times New Roman CYR" style:font-size-complex="14pt"/>
    </style:style>
    <style:style style:name="T1" style:family="text">
      <style:text-properties style:font-name="Times New Roman CYR" fo:font-size="14pt" fo:language="en" fo:country="US" style:font-name-asian="Times New Roman CYR" style:font-size-asian="14pt" style:font-name-complex="Times New Roman CYR" style:font-size-complex="14pt"/>
    </style:style>
    <style:style style:name="T2" style:family="text">
      <style:text-properties fo:font-size="14pt" fo:language="en" fo:country="US" style:font-size-asian="14pt" style:font-size-complex="14pt"/>
    </style:style>
    <style:style style:name="T3" style:family="text">
      <style:text-properties fo:font-size="14pt" fo:language="en" fo:country="US" style:font-size-asian="14pt" style:font-size-complex="14pt"/>
    </style:style>
    <style:style style:name="T4" style:family="text">
      <style:text-properties style:font-name="Times New Roman CYR" fo:font-size="14pt" style:font-name-asian="Times New Roman CYR" style:font-size-asian="14pt" style:font-name-complex="Times New Roman CYR"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Ане не</text:span><text:span text:style-name="T2"> </text:span><text:span text:style-name="T4">спалось. Воздух в комнате казался ей сухим и теплым - как на окраине городе в середине дня, где особенно сильно свирепствует ветер, и песок быстро забивает респираторные фильтры, - хотя была уже глубокая ночь, и исправно гудел ее комнатный очиститель. Однако каждый вздох словно обжигал ее легкие. Ана беспокойно ворочалась, чувствуя, что она даже не может вздохнуть в полную грудь. Постель была непривычно жесткой, все тело ломило. Ана думала, что нужно встать, разогреть воду, заварить себе суп, быть может, даже попытаться настроить радио на какую-нибудь запоздалую полуночную волну, по которой рассказывают о вчерашних событиях и дают прогнозы погоды, однако она никак не могла решиться, признаться самой себе в том, что уже несколько часов кряду не может заснуть. Ане казалось, что она начинает постепенно проваливаться в сон, все ее волнения, яркие беспокойные воспоминания о прошедшем дне, мысли о записке Нива постепенно блекнут, судорожный пульс замедляется, голова тяжелеет, даже становится легче дышать. Если же она сейчас встанет, если начнет заваривать суп, слушать радио, даже просто будет сидеть у окна, то уже точно не сможет заснуть всю ночь. </text:span></text:p>
      <text:p text:style-name="P3">Но потом вновь ее начинало беспокоить что-то, она вспоминала лицо Литы, какие-нибудь слова из записки Нива, переворачивалась на другой бок, даже открывала глаза. Устав притворяться, что засыпает, Ана наконец встала с постели и тут же покачнулась из-за того, что у нее обморочно потемнело в глазах.</text:p>
      <text:p text:style-name="P3">Записка Нива, оставленная рядом с приемником, казалась лишь чистым листом бумаги, как будто все его пронумерованные заметки непонятно исчезли за то время, что Ана лежала постели или же просто приснились ей во время очередного обманчивого сна, похожего на несбыточное воспоминание.</text:p>
      <text:p text:style-name="P2"><text:span text:style-name="T2">Над городом медленно плыли редкие облака, освещенные снизу прожекторными лучами, поднившимися от высоких зданий. </text:span><text:span text:style-name="T4">Ане</text:span><text:span text:style-name="T2"> вдруг показалось, что это ветер поднял в черное беззвездное небо тучи песка, и скоро здесь, на улицах, погрузившихся в тишину, начнется </text:span><text:span text:style-name="T4">страшная </text:span><text:span text:style-name="T2">песчаная буря</text:span><text:span text:style-name="T4">, какие бывают только в самом сердце спящих земель. Песок забьет все воздуховоды, будет нечем дышать.</text:span></text:p>
      <text:p text:style-name="P3">Ана медленно прошлась по комнате, все еще чувствуя легкое головокружение из-за того, что слишком резко встала с постели. Ее немного подташнивало, и она удивлялась, как совсем еще недавно могла представлять, что будет заваривать себе отвратительный сладкий суп из концентрата.</text:p>
      <text:p text:style-name="P3">Ана включила свет, собираясь еще раз перечитать записку Нива. Лампы на потолке ярко вспыхнули, и Ана сощурила глаза, прикрыв ладонью лицо.</text:p>
      <text:p text:style-name="P3"><text:soft-page-break/>Город за окном словно отдалился от Аны, как только загорелся колкий электрический свет. Улица, бесплотно проступавшая сквозь отражения комнатных предметов в стекле, казалась какой-то призрачной и нереальной, точно все ее бессонные метания, странная боль во всем теле и даже затрудненное дыхание, столь привычное по ночам, в действительности лишь продолжение какого-то беспокойного пугающего сна, в котором на город надвигается песчаная буря, и она осталась совсем одна.</text:p>
      <text:p text:style-name="P3">Ане вдруг подумала, что в комнате ее царит возмутительный беспорядок, все вещи стоят в неправильном порядке, и именно из-за этого она никак не может заснуть.Угловатая тумбочка, неровно придвинутая к кровати, была словно бы не на своем месте. Небольшой шкафчик рядом с окном стоял неровно, под углом, точно кто-то пытался заглянуть за стены. Нижние ящики стола вышли из пазов и не задвигались до конца.</text:p>
      <text:p text:style-name="P3">Ана снова прошлась по комнате, надеясь, что это непонятное чувство дискомфорта исчезнет. Потом остановилась перед тумбочкой, на которой лежала тяжелая пыльная книга и шприц со вставленно ампулой, аккуратно завернутый в бинт. Она положила шприц на постель и склонилась на тумбочкой. Тумбочка хлипко заскрипела, неохотно сдвинулась, но никак не хотела ехать по прямой, как будто все время пытаясь вырываться у Аны из рук. Наконец ее непослушные колесики подвернулись, тумбочка резко отклонилась влево и <text:s/>уперлась углом в кровать. Ана устало вздохнула, обхватила тумбочку руками и с трудом, подталкивая тумбочку с разных сторон, придвинула к стене. Она отошла к другому концу кровати и вдруг подумала, что теперь, пытаясь заснуть, она будет все время видеть шприц и книгу, чувствовать запах шара и пыли, которой ее медицинский справочник уже пропитался насквозь.</text:p>
      <text:p text:style-name="P3">И Ана потащила тумбочку назад, туда, где она стояла раньше, в ногах - когда для того, чтобы дотянуть до шприца или книги ей приходилось вставать с постели. Она вновь положила завернутый в бинт шприц рядом с книгой и села на постель. Но что-то по-прежнему не давало ей покоя.</text:p>
      <text:p text:style-name="P3">Ана придвинула к стене шкаф, отражение в окне изменилось, ей даже немного полегчало, однако одна из дверок шкафа случайно приоткрылась, и Ана невольно заглянула внутрь. Внутри была их одежда, какие-то старые вещи, затянутые в бесформенные мешки, куртка Нива, совсем новая, которую он одевал всего несколько раз - на приздники, когда они вместе глуляли по городу. Рука Аны потянулась к куртке, она уже почти чувствовала прикосновение к знакомой шершавой ткани, длинному лацкану, воротнику, но вдруг Ану смутило что-то, она поморщилась и отдернула руку.</text:p>
      <text:p text:style-name="P3">Стол, стоявший прямо напротив окна так - что днем, когда Ана <text:soft-page-break/>слушала радио, ей в лицо светило солнце - ей предлагал переставить еще Нив, но они как-то все время забывали об этом.</text:p>
      <text:p text:style-name="P3">Ана пригнулась, уперлась в стол боком и навалилась на него всем своим весом, однако стол даже не сдвинулся с места. Тогда Ана ухватилась руками за крышку и попробовала просто отодвинуть его от окна.</text:p>
      <text:p text:style-name="P3">Приемник на столе покачнулся и чуть не свалился на пол. Ана вздоргнула и, судорожно вздохнув, переставила радио на подоконник, положив туда же записку Нива, как если бы боялась, что она сгинет, растворится в воздухе, стоит ей лишь соскользнуть со стола. Потом Ана вытащила ящики - тяжелые, так, что она едва могла удержать каждый из них в руках - забитые стопками бумаги, какими-то непонятными предметами, карандашами, книгами, деталями от старой радиолы, которую Нив когда-то разобрал.</text:p>
      <text:p text:style-name="P3">Теперь ей было значительно легче. Ана без труда смогла развернуть стол и, навалившись всем телом, начала сдвигать к стене. Закончив со столом, Ана почувствовала, что у нее дрожат ноги и руки, а дышать стало еще тяжелее, чем раньше. Однако в то же время она ощущала какое-то странное умиротворяющее спокойствие. Ана посмотрела в окно - отражения комнатных предметов обстановки вещей уже не казались такими резкими и неестественными, - уселась на пол и стала перебирать вещи в ящиках.</text:p>
      <text:p text:style-name="P3">Голова у Аны разболелась, в глазах снова потемнело, как будто одно лишь изменение положения в пространстве вызывало у нее тяжелое обморочное головокружение, но Ана продолжала упорно выгребать все содержимое ящиков на пол.</text:p>
      <text:p text:style-name="P3">Она уже не помнила предназначения половины вещей - все эти странные часто сломанные предметы были как будто чужими, принесенными в ее дом непонятными людьми и на много лет погребенными под связками старой бумаги и пылью. </text:p>
      <text:p text:style-name="P3">Ана складывала в стопки бессвязные страницы, иногда чистые и чуть пожелтевшие от времени, иногда с неразборчивыми пометками от руки, отсортировала старые календари с сезонным расписанием для давно прошедших лет, разложила по металлическим коробкам сточенные цветные карандаши. Она нашла упакованный в бумажный конверт сменный фильтр для респиратора, который совсем недавно потеряла, поцарапанную линзу от какого-то прибора, две иглы разной длины для ее шприца, пустую треснутую ампулу - и положила все это аккуратно обратно в ящик, даже разбитую ампулу, словно и этот колкий обломок стекла мог для чего-нибудь пригодиться.</text:p>
      <text:p text:style-name="P3">Среди всего этого хаоса, поломанных вещей, заметок, которые она все никак не решалась выбросить, хотя они не имели уже ни малейшего <text:soft-page-break/>смысла, Ана нашла и массивный бобин с магнитной пленкой, на котором была кривая наклейка с многозначными цифрами - как на дежурных записях в бесконечных архивах видая-лаи. Она долго разглядывала бобин, наклейку с порядковыми цифрами, но никак не могла вспомнить, чтобы приносила когда-нибудь записи своих бесед с воспитанниками домой. Это запрещалось, согласно порядкам в видая-лае да и не имело никакого смысла, учитывая, что дома у нее не было магнитографа.</text:p>
      <text:p text:style-name="P3">Ана вспомнила, как Нив однажды сетовал на то, что у них нет своего проигрывателя - хотя так и не ответил ей тогда, что же собирался слушать или записать. Ана вдруг подумала, что бобин с пленкой уже тогда лежал в ее столе, что на пленке записано какое-нибудь послание, или музыка, передача, чей-нибудь разговор, который имеет для Нива особенное значение, который он хотел дать послушать и ей тоже, но никак не решался все это объяснить.</text:p>
      <text:p text:style-name="P3">Ана вернула ящики на место, поставила на стол приемник, положила рядом с ним бобин и села за стол - перечитывать записку, как будто надеялась, что в ней рассказывается о непонятной пленке.</text:p>
      <text:p text:style-name="P3">Ана даже не помнила как заснула, перестановка окончательно лишила ее сил, и утром она с трудом заставила себя подняться и сделать себе укол. На какую-то секунду ей показалась, что ночная перестановка ей только приснилась, но стол действительно был отодвинут от окна, а рядом с приемником лежал бобин с непонятной пленкой.</text:p>
      <text:p text:style-name="P3">Ана взяла пленку с собой, чтобы прослушать ее на работе - в то время,</text:p>
      <text:p text:style-name="P4">когда все дети собираются на подземном этаже, никто не шумит в соседней комнате, в ее кабинете пусто и тихо, и никто не должен ей помеш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50H40M21S</meta:editing-duration>
    <meta:editing-cycles>315</meta:editing-cycles>
    <meta:generator>OpenOffice.org/3.1$Win32 OpenOffice.org_project/310m11$Build-9399</meta:generator>
    <dc:date>2010-02-02T14:35:37.70</dc:date>
    <dc:creator>Василий Воронков</dc:creator>
    <meta:document-statistic meta:table-count="0" meta:image-count="0" meta:object-count="0" meta:page-count="4" meta:paragraph-count="25" meta:word-count="1412" meta:character-count="9239"/>
    <meta:user-defined meta:name="Info 1"/>
    <meta:user-defined meta:name="Info 2"/>
    <meta:user-defined meta:name="Info 3"/>
    <meta:user-defined meta:name="Info 4"/>
  </office:meta>
</office:document-meta>
</file>